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d334" officeooo:paragraph-rsid="000ad33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024" officeooo:paragraph-rsid="000af02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f024" officeooo:paragraph-rsid="000bd22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239b" officeooo:paragraph-rsid="000c239b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22c" style:font-weight-asian="bold" style:font-weight-complex="bold"/>
    </style:style>
    <style:style style:name="T3" style:family="text">
      <style:text-properties fo:font-weight="bold" officeooo:rsid="000c239b" style:font-weight-asian="bold" style:font-weight-complex="bold"/>
    </style:style>
    <style:style style:name="T4" style:family="text">
      <style:text-properties officeooo:rsid="000bd22c"/>
    </style:style>
    <style:style style:name="T5" style:family="text">
      <style:text-properties fo:font-weight="normal" officeooo:rsid="000bd22c" style:font-weight-asian="normal" style:font-weight-complex="normal"/>
    </style:style>
    <style:style style:name="T6" style:family="text">
      <style:text-properties officeooo:rsid="000c23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paration semaine action 22/11</text:p>
      <text:p text:style-name="P1"/>
      <text:p text:style-name="P4">Viabilité, désirabilité, faisabilité</text:p>
      <text:p text:style-name="P4"/>
      <text:p text:style-name="P2"><text:span text:style-name="T1">LEAN CANVAS</text:span> </text:p>
      <text:p text:style-name="P2">PROBLEM : Top 3 problems :</text:p>
      <text:p text:style-name="P2"><text:tab/>-<text:span text:style-name="T2">archaïsme</text:span><text:span text:style-name="T4"> des méthodes de contrôle des milieux aquatiques</text:span></text:p>
      <text:p text:style-name="P3"><text:tab/>-<text:span text:style-name="T4">besoin d’inspection</text:span><text:span text:style-name="T2"> régulière </text:span><text:span text:style-name="T4">de périmètres aquatiques</text:span></text:p>
      <text:p text:style-name="P2"><text:tab/>-<text:span text:style-name="T5">manque de </text:span><text:span text:style-name="T2">fiabilité</text:span><text:span text:style-name="T4"> lors de la surveillance de zones aquatiques</text:span></text:p>
      <text:p text:style-name="P2"/>
      <text:p text:style-name="P2">SOLUTION : Top 3 features :</text:p>
      <text:p text:style-name="P2"><text:tab/>-<text:span text:style-name="T6">gain de temps et d’énergie → gain d’</text:span><text:span text:style-name="T3">argent</text:span></text:p>
      <text:p text:style-name="P2"><text:tab/>-<text:span text:style-name="T2">autonomie</text:span></text:p>
      <text:p text:style-name="P2"><text:tab/>-<text:span text:style-name="T2">modularité</text:span></text:p>
      <text:p text:style-name="P2"/>
      <text:p text:style-name="P2">KEY METRICS : key activities you measure <text:span text:style-name="T6">( facteurs clés à mesurer, taux de conversion clients contactés, data storage→ volume à stocker en fct des mois )</text:span></text:p>
      <text:p text:style-name="P2"><text:tab/>-<text:span text:style-name="T6">taux de convertion des clients contactés</text:span></text:p>
      <text:p text:style-name="P2"><text:tab/>- <text:span text:style-name="T6">à définir</text:span></text:p>
      <text:p text:style-name="P2"/>
      <text:p text:style-name="P2">UNIQUE VALUE PROPOSITION : single clear compelling message that you are different and worth buying</text:p>
      <text:p text:style-name="P2"><text:tab/>- <text:span text:style-name="T6">à définir selon la concurrence</text:span></text:p>
      <text:p text:style-name="P2"/>
      <text:p text:style-name="P2">UNFAIR ADVANTAGE : can’t be easily copied or bought</text:p>
      <text:p text:style-name="P2"><text:tab/>- <text:span text:style-name="T6">euh… on en a un ?</text:span></text:p>
      <text:p text:style-name="P2"/>
      <text:p text:style-name="P2">CHANNELS : Path to customers</text:p>
      <text:p text:style-name="P2"><text:tab/>-</text:p>
      <text:p text:style-name="P2"/>
      <text:p text:style-name="P2">CUSTOMERS SEGMENTS : ta<text:span text:style-name="T6">r</text:span>get customers :</text:p>
      <text:p text:style-name="P2"><text:tab/>-</text:p>
      <text:p text:style-name="P2"/>
      <text:p text:style-name="P2">COST STRUCTURE : </text:p>
      <text:p text:style-name="P2"><text:tab/>customer acquisition cost :</text:p>
      <text:p text:style-name="P2"><text:tab/>distributing costs :</text:p>
      <text:p text:style-name="P2"><text:tab/>hosting :</text:p>
      <text:p text:style-name="P2"><text:tab/>people, etc :</text:p>
      <text:p text:style-name="P2"/>
      <text:p text:style-name="P2">REVENUE STREAMS : </text:p>
      <text:p text:style-name="P2"><text:tab/>revenue model :</text:p>
      <text:p text:style-name="P2"><text:tab/>lifetime value :</text:p>
      <text:p text:style-name="P2"><text:tab/>revenue :</text:p>
      <text:p text:style-name="P2"><text:tab/>gross margi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5:47:57.311785209</meta:creation-date>
    <meta:editing-duration>PT23H56M36S</meta:editing-duration>
    <meta:editing-cycles>2</meta:editing-cycles>
    <meta:generator>LibreOffice/5.1.4.2$Linux_X86_64 LibreOffice_project/10m0$Build-2</meta:generator>
    <dc:date>2016-11-29T15:54:34.265848069</dc:date>
    <meta:document-statistic meta:table-count="0" meta:image-count="0" meta:object-count="0" meta:page-count="1" meta:paragraph-count="32" meta:word-count="170" meta:character-count="1027" meta:non-whitespace-character-count="866"/>
  </office:meta>
</office:document-meta>
</file>